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ck Nerd Font Mono" svg:font-family="'Hack Nerd Fon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Hack Nerd Font Mono" officeooo:rsid="001b6c87" officeooo:paragraph-rsid="001b6c87"/>
    </style:style>
    <style:style style:name="P2" style:family="paragraph" style:parent-style-name="Standard">
      <style:text-properties style:font-name="Hack Nerd Font Mono" officeooo:rsid="001b6c87" officeooo:paragraph-rsid="001e5425"/>
    </style:style>
    <style:style style:name="P3" style:family="paragraph" style:parent-style-name="Standard">
      <style:text-properties style:font-name="Hack Nerd Font Mono" officeooo:rsid="001b6c87" officeooo:paragraph-rsid="001fc63c"/>
    </style:style>
    <style:style style:name="P4" style:family="paragraph" style:parent-style-name="Standard">
      <style:text-properties style:font-name="Hack Nerd Font Mono" officeooo:rsid="001b6c87" officeooo:paragraph-rsid="0020c2f3"/>
    </style:style>
    <style:style style:name="P5" style:family="paragraph" style:parent-style-name="Standard">
      <style:text-properties style:font-name="Hack Nerd Font Mono" officeooo:rsid="001e5425" officeooo:paragraph-rsid="001e5425"/>
    </style:style>
    <style:style style:name="P6" style:family="paragraph" style:parent-style-name="Standard">
      <style:text-properties style:font-name="Hack Nerd Font Mono" officeooo:rsid="001fc63c" officeooo:paragraph-rsid="001fc63c"/>
    </style:style>
    <style:style style:name="P7" style:family="paragraph" style:parent-style-name="Standard">
      <style:text-properties officeooo:rsid="001b6c87" officeooo:paragraph-rsid="001b6c87"/>
    </style:style>
    <style:style style:name="P8" style:family="paragraph" style:parent-style-name="Standard">
      <style:text-properties officeooo:paragraph-rsid="001b6c87"/>
    </style:style>
    <style:style style:name="P9" style:family="paragraph" style:parent-style-name="Standard">
      <style:text-properties officeooo:rsid="001cb79c" officeooo:paragraph-rsid="001cb79c"/>
    </style:style>
    <style:style style:name="P10" style:family="paragraph" style:parent-style-name="Standard">
      <style:text-properties officeooo:paragraph-rsid="001e5425"/>
    </style:style>
    <style:style style:name="P11" style:family="paragraph" style:parent-style-name="Standard">
      <style:text-properties officeooo:paragraph-rsid="001fc63c"/>
    </style:style>
    <style:style style:name="T1" style:family="text">
      <style:text-properties style:font-name="Hack Nerd Font Mono"/>
    </style:style>
    <style:style style:name="T2" style:family="text">
      <style:text-properties style:font-name="Hack Nerd Font Mono" officeooo:rsid="001b6c87"/>
    </style:style>
    <style:style style:name="T3" style:family="text">
      <style:text-properties style:font-name="Hack Nerd Font Mono" officeooo:rsid="001bb8ad"/>
    </style:style>
    <style:style style:name="T4" style:family="text">
      <style:text-properties style:font-name="Hack Nerd Font Mono" officeooo:rsid="001cb79c"/>
    </style:style>
    <style:style style:name="T5" style:family="text">
      <style:text-properties style:font-name="Hack Nerd Font Mono" officeooo:rsid="001e5425"/>
    </style:style>
    <style:style style:name="T6" style:family="text">
      <style:text-properties style:font-name="Hack Nerd Font Mono" officeooo:rsid="0020c2f3"/>
    </style:style>
    <style:style style:name="T7" style:family="text">
      <style:text-properties style:font-name="Hack Nerd Font Mono" officeooo:rsid="002181d9"/>
    </style:style>
    <style:style style:name="T8" style:family="text">
      <style:text-properties officeooo:rsid="001e5425"/>
    </style:style>
    <style:style style:name="T9" style:family="text">
      <style:text-properties officeooo:rsid="001fc63c"/>
    </style:style>
    <style:style style:name="T10" style:family="text">
      <style:text-properties officeooo:rsid="0020c2f3"/>
    </style:style>
    <style:style style:name="T11" style:family="text">
      <style:text-properties officeooo:rsid="002181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mailto:tdattolo@iu.edu" text:style-name="Internet_20_link" text:visited-style-name="Visited_20_Internet_20_Link">tdattolo@iu.edu</text:a></text:p>
      <text:p text:style-name="P1">Assignment1</text:p>
      <text:p text:style-name="P1">B461</text:p>
      <text:p text:style-name="P1"/>
      <text:p text:style-name="P1">1. pick 3 processes and compare/contrast</text:p>
      <text:p text:style-name="P1">Linear, Iterative, Evolutionary</text:p>
      <text:p text:style-name="P8"><text:span text:style-name="T2">1a. how are they similar</text:span></text:p>
      <text:p text:style-name="P7"><text:span text:style-name="T1">They all include the same give major steps in the process flow, communication, planning, modeling, construction, and deployment.</text:span></text:p>
      <text:p text:style-name="P7"><text:span text:style-name="T1">2a. how are they different</text:span></text:p>
      <text:p text:style-name="P7"><text:span text:style-name="T1">They have different flows which means they can be chosen based on the <text:s/>nature of the problem to be solved. Depending on the users, client, market, product, etc – different processes might might suit different projects. For example, there is a circular communication and planning flow that takes place during iterative process flow. You could imagine this being the case if you were at a company where a lot of cross-departmental input needs to be taken into consideration and the use cases have complex flows. For example, say you’re a staff engineer at a big tech firm, your goal is to design software that the actual employees off say the accounting department use, and you want to seed up their particular workflow. This will require a lot of communication and planning to undercover what their actual wanted UX flow is, what features they need, how they do things now, etc. Whereas, in the linear process flow, every step has its place before the next one. This might be more common for something like a development shop, where it’s a one time deal, and your job is to work through just one product of feature.</text:span></text:p>
      <text:p text:style-name="P7"><text:span text:style-name="T1">1c. </text:span><text:span text:style-name="T3">according to my research, it’s hard to say if the process flows listed are compatible to the four listed here. Naturally with stuff like this there is a lot of word salad fluff clickbait articles from corporate </text:span><text:span text:style-name="T4">social content initiatives. Went through like 20 pages I can’t really tell. </text:span><text:span text:style-name="T5">So I’m going to say, no it’s just these four in this specific context, assuming that things like models described in the following section are not equivalent to flows.</text:span></text:p>
      <text:p text:style-name="P7"><text:span text:style-name="T4"/></text:p>
      <text:p text:style-name="P9"><text:span text:style-name="T1">2</text:span></text:p>
      <text:p text:style-name="P9"><text:span text:style-name="T1">a. What type of project can best be suited for this flow? Give</text:span></text:p>
      <text:p text:style-name="P9"><text:span text:style-name="T1">an example of the project that can be effectively completed</text:span></text:p>
      <text:p text:style-name="P9"><text:span text:style-name="T1">using this process flow.</text:span></text:p>
      <text:p text:style-name="P9"><text:span text:style-name="T1">Note: A real world project example is expected (provide</text:span></text:p>
      <text:p text:style-name="P9"><text:span text:style-name="T1">references). Provide a brief summary of the project.</text:span></text:p>
      <text:p text:style-name="P9"><text:span text:style-name="T1">b. Discuss why you chose this project. Highlight why the</text:span></text:p>
      <text:p text:style-name="P9"><text:span text:style-name="T1">chosen flow is effective in completing the project. Then</text:span></text:p>
      <text:p text:style-name="P9"><text:span text:style-name="T1">discuss this: If you had chosen a different flow, how would</text:span></text:p>
      <text:p text:style-name="P9"><text:span text:style-name="T1">that affect the project?</text:span></text:p>
      <text:p text:style-name="P1"/>
      <text:p text:style-name="P2"><text:span text:style-name="T8">Linear Process Flow</text:span></text:p>
      <text:p text:style-name="P10"><text:soft-page-break/><text:span text:style-name="T5">Type of project: outsourced dev shop responsible for delivering a single feature</text:span></text:p>
      <text:p text:style-name="P2"><text:span text:style-name="T8">example project: non-technical people try and outsource an mvp to a dev shop</text:span></text:p>
      <text:p text:style-name="P2"><text:span text:style-name="T8">brief summary: </text:span><text:span text:style-name="T9">a project management app</text:span></text:p>
      <text:p text:style-name="P2"><text:span text:style-name="T8">why this: </text:span><text:span text:style-name="T9">because there is a single deliverable, the linear process flow can work.</text:span></text:p>
      <text:p text:style-name="P2"><text:span text:style-name="T8">what changes with different flow:</text:span><text:tab/><text:span text:style-name="T9">if they had something more evolutionary, like they would with a normal set of designers and engineers working with users to churn out versions based on user feedback, they’d probably be in better shape</text:span></text:p>
      <text:p text:style-name="P2"/>
      <text:p text:style-name="P5">Iterative process flow</text:p>
      <text:p text:style-name="P2"><text:span text:style-name="T8">Type of project: </text:span><text:span text:style-name="T9">staff engineering</text:span></text:p>
      <text:p text:style-name="P2"><text:span text:style-name="T8">example project: </text:span><text:span text:style-name="T9">improving accounting department automation</text:span></text:p>
      <text:p text:style-name="P2"><text:span text:style-name="T8">brief summary: </text:span><text:span text:style-name="T9">accounting dept wants to automate to cut down on manual input from its people</text:span></text:p>
      <text:p text:style-name="P2"><text:span text:style-name="T8">why this: </text:span><text:span text:style-name="T9">lot of communication and modeling to uncover the actual complex UX flow of these specific departmental functions. As you can see from the circular arrows on the iterative process flow, these arrows means communication and planning are really good</text:span></text:p>
      <text:p text:style-name="P2"><text:span text:style-name="T8">what changes with different flow: </text:span><text:span text:style-name="T9">different flow, different arrows – </text:span><text:span text:style-name="T10">big problems. Less communication. Without that circular arrow if your process flow - I mean your communication is going to be in tatters. You’re going to have low level employees calling you to tell you about this new thing you should plan for – WAIT JUST KIDDING – they can’t call you there’s no circular arrow between communication and planning.</text:span></text:p>
      <text:p text:style-name="P2"/>
      <text:p text:style-name="P5">Evolutionary Process Flow</text:p>
      <text:p text:style-name="P2"><text:span text:style-name="T8">Type of project: </text:span><text:span text:style-name="T9">startup working on an mvp</text:span></text:p>
      <text:p text:style-name="P2"><text:span text:style-name="T8">example project: </text:span><text:span text:style-name="T10">NFT marketplace</text:span></text:p>
      <text:p text:style-name="P2"><text:span text:style-name="T8">brief summary: </text:span><text:span text:style-name="T10">2-sided marketplace to auction digital art NFTs between buyers and sellers</text:span></text:p>
      <text:p text:style-name="P2"><text:span text:style-name="T8">why this: </text:span><text:span text:style-name="T10">kinda looks like something that might work well with a gitflow workflow where each evolution could fit into semantic versioning devops</text:span></text:p>
      <text:p text:style-name="P2"><text:span text:style-name="T8">what changes with different flow: </text:span><text:span text:style-name="T10">you can break this down by major, minor, and patch versions and be able to tackle things quickly. Other process flows, FORGET IT.</text:span></text:p>
      <text:p text:style-name="P2"/>
      <text:p text:style-name="P6">Parallel Process Flow</text:p>
      <text:p text:style-name="P3"><text:span text:style-name="T8">Type of project: </text:span><text:span text:style-name="T10">webapps</text:span></text:p>
      <text:p text:style-name="P4"><text:span text:style-name="T8">example project: </text:span><text:span text:style-name="T10">a webapp for tutorial based learning for pairs of pair programmers working alongside each other, in parallel</text:span></text:p>
      <text:p text:style-name="P11"><text:span text:style-name="T5">brief summary: </text:span><text:span text:style-name="T6">edtech site to teach how to pair program </text:span><text:span text:style-name="T7">on the frontend </text:span><text:span text:style-name="T6">by coding a wysiwyg parallel gui editor for </text:span><text:span text:style-name="T7">background vector graphics made up entirely of parallelograms</text:span></text:p>
      <text:p text:style-name="P3"><text:soft-page-break/><text:span text:style-name="T8">why this:A generic process model for software engineering encompasses a set of frame</text:span>work and umbrella activities, actions, and work tasks. Each of a variety of process models can be described by a different process <text:span text:style-name="T10">fl</text:span>ow-a description of how the framework activities, actions, and tasks are organized sequentially and chronologically. Process patterns can be used to solve common problems that are encountered as part of the software process.</text:p>
      <text:p text:style-name="P3"><text:span text:style-name="T8">what changes with different flow: </text:span><text:span text:style-name="T10">the arrows are in different order, so depending on which one you pick, you’ll have a different flow</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ck Nerd Font Mono" svg:font-family="'Hack Nerd Font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5T09:46:23.693566059</meta:creation-date>
    <dc:date>2021-09-05T10:47:32.191447255</dc:date>
    <meta:editing-duration>PT16M56S</meta:editing-duration>
    <meta:editing-cycles>3</meta:editing-cycles>
    <meta:generator>LibreOffice/6.4.7.2$Linux_X86_64 LibreOffice_project/40$Build-2</meta:generator>
    <meta:document-statistic meta:table-count="0" meta:image-count="0" meta:object-count="0" meta:page-count="3" meta:paragraph-count="44" meta:word-count="840" meta:character-count="5125" meta:non-whitespace-character-count="4324"/>
  </office:meta>
</office:document-meta>
</file>